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4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name if item.use_text_description else item.product_id.name 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30M50S</meta:editing-duration>
    <meta:editing-cycles>227</meta:editing-cycles>
    <meta:generator>LibreOffice/4.3.3.2$Linux_X86_64 LibreOffice_project/430m0$Build-2</meta:generator>
    <meta:initial-creator>Nicola Riolini</meta:initial-creator>
    <dc:date>2016-05-17T14:51:49.634939168</dc:date>
    <dc:creator>thebrush </dc:creator>
    <meta:document-statistic meta:table-count="8" meta:image-count="2" meta:object-count="0" meta:page-count="2" meta:paragraph-count="97" meta:word-count="330" meta:character-count="2036" meta:non-whitespace-character-count="1919"/>
    <meta:user-defined meta:name="Info 1"/>
    <meta:user-defined meta:name="Info 2"/>
    <meta:user-defined meta:name="Info 3"/>
    <meta:user-defined meta:name="Info 4"/>
  </office:meta>
</office:document-meta>
</file>